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REQUIREMENTS</text:p>
      <text:p text:style-name="P2"/>
      <text:p text:style-name="P2">1.STUDENT REGISTRATION</text:p>
      <text:p text:style-name="P2"><text:tab/><text:span text:style-name="T3">Students will register with credentials(username,password).</text:span></text:p>
      <text:p text:style-name="P4"><text:tab/>We can recover by e-mail or phone number if we forgot password.</text:p>
      <text:p text:style-name="P2"><text:tab/></text:p>
      <text:p text:style-name="P2">2.EXAM REGISTRATION</text:p>
      <text:p text:style-name="P2"><text:tab/><text:span text:style-name="T3">Search feature will be provided for students to search for specific exams based on <text:tab/>subject and course.</text:span></text:p>
      <text:p text:style-name="P4"><text:tab/>Registration after deadline should not be allowed.</text:p>
      <text:p text:style-name="P4"><text:tab/></text:p>
      <text:p text:style-name="P2">3.PAYMENT</text:p>
      <text:p text:style-name="P2"><text:tab/><text:span text:style-name="T3">Secure payment options for registration fees.</text:span></text:p>
      <text:p text:style-name="P4"><text:tab/>After payement students should recieve a receipt.</text:p>
      <text:p text:style-name="P4"/>
      <text:p text:style-name="P2">4.DASHBOARD</text:p>
      <text:p text:style-name="P2"><text:tab/><text:span text:style-name="T3">Upcoming exams,registered exams and deadlines will be dispayed.</text:span></text:p>
      <text:p text:style-name="P4"/>
      <text:p text:style-name="P2">5.NOTIFICATIONS</text:p>
      <text:p text:style-name="P2"><text:tab/><text:span text:style-name="T3">Following important notifications/reminders will be displayed-</text:span></text:p>
      <text:p text:style-name="P4"><text:tab/>Registration deadlines</text:p>
      <text:p text:style-name="P4"><text:tab/>Exam date and times</text:p>
      <text:p text:style-name="P4"><text:tab/>Successful registration/payment</text:p>
      <text:p text:style-name="P4"><text:tab/><text:tab/></text:p>
      <text:p text:style-name="P2">6.ADMIN FEATURES</text:p>
      <text:p text:style-name="P2"><text:tab/><text:span text:style-name="T3">Admin can manage exam schedule,deadlines and registrations.</text:span></text:p>
      <text:p text:style-name="P4"><text:tab/>Generate reports of student registration and result.</text:p>
      <text:p text:style-name="P4"/>
      <text:p text:style-name="P2">7.ADMIT CARD</text:p>
      <text:p text:style-name="P2"><text:tab/><text:span text:style-name="T3">Exam centres and roms will be assigned to students randomly.A downloadable admit <text:tab/>card will be provided</text:span></text:p>
      <text:p text:style-name="P4"/>
      <text:p text:style-name="P4"/>
      <text:p text:style-name="P1">DESIGN REQUIREMENTS</text:p>
      <text:p text:style-name="P2"/>
      <text:p text:style-name="P2">1.SYSTEM ARCHITECTURE</text:p>
      <text:p text:style-name="P2">2.USER INTERFACE</text:p>
      <text:p text:style-name="P2">3.DATABASE</text:p>
      <text:p text:style-name="P2">4.SECURITY</text:p>
      <text:p text:style-name="P2">5.TECHNOLOGY STACK</text:p>
      <text:p text:style-name="P1"><text:span text:style-name="T1"><text:s text:c="12"/></text:span><text:span text:style-name="T2">FRONTEND</text:span></text:p>
      <text:p text:style-name="P3"><text:soft-page-break/><text:s text:c="14"/>BACKEND</text:p>
      <text:p text:style-name="P3"><text:s text:c="14"/>DATABASE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nav Singh</meta:initial-creator>
    <meta:creation-date>2025-01-21T14:50:06.06</meta:creation-date>
    <dc:date>2025-01-28T11:05:04.17</dc:date>
    <dc:creator>Abhinav Singh</dc:creator>
    <meta:editing-duration>PT51M14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2" meta:paragraph-count="34" meta:word-count="132" meta:character-count="1082"/>
  </office:meta>
</office:document-meta>
</file>